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WrapperHelper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WrapperHelper.unwrap( Source source , AtomicBoolean isJbiWrapp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biWrapperHelper.wrap( Document doc , QName typ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biWrapperHelper.wrap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WrapperHelper.unwrap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